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Changed Java version from 1.6 to 1.8 in Introduction.</text:p>
          </table:table-cell>
        </table:table-row>
        <text:soft-page-break/>
        <table:table-row>
          <table:table-cell table:style-name="RevisionHistory.A2" office:value-type="string">
            <text:p text:style-name="Table_20_Contents">Fr, 13 Jan 2023</text:p>
          </table:table-cell>
          <table:table-cell table:style-name="RevisionHistory.A2" office:value-type="string">
            <text:p text:style-name="Table_20_Contents">David Benn</text:p>
          </table:table-cell>
          <table:table-cell table:style-name="RevisionHistory.C2" office:value-type="string">
            <text:p text:style-name="Table_20_Contents">Added note about phase values in filter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01</meta:editing-cycles>
    <dc:date>2023-01-13T23:46:30</dc:date>
    <meta:editing-duration>P1DT19H38M48S</meta:editing-duration>
    <meta:document-statistic meta:table-count="1" meta:image-count="0" meta:object-count="0" meta:page-count="3" meta:paragraph-count="78" meta:word-count="428" meta:character-count="2697"/>
  </office:meta>
</office:document-meta>
</file>